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5-11-24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2016" calcext:value-type="float">
            <text:p>66.4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5-06-1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67152" calcext:value-type="float">
            <text:p>66.3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5-03-13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4-12-13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0304" calcext:value-type="float">
            <text:p>66.4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4-09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4-05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7696" calcext:value-type="float">
            <text:p>66.1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4-02-2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3-11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3-08-31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1016" calcext:value-type="float">
            <text:p>66.04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3-06-20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3-03-01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2-11-28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392" calcext:value-type="float">
            <text:p>65.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2-09-2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2-06-29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2-03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2-02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1-09-07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9376" calcext:value-type="float">
            <text:p>64.3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1-06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1-03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05" calcext:value-type="float">
            <text:p>64.9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0352" calcext:value-type="float">
            <text:p>65.3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1432" calcext:value-type="float">
            <text:p>66.3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728" calcext:value-type="float">
            <text:p>66.7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3704" calcext:value-type="float">
            <text:p>66.9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176" calcext:value-type="float">
            <text:p>67.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8484" calcext:value-type="float">
            <text:p>67.11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5088" calcext:value-type="float">
            <text:p>67.1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8088" calcext:value-type="float">
            <text:p>66.99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222" calcext:value-type="float">
            <text:p>67.2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3848" calcext:value-type="float">
            <text:p>67.3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9756" calcext:value-type="float">
            <text:p>67.38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846090573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